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075cm"/>
    </style:style>
    <style:style style:name="co3" style:family="table-column">
      <style:table-column-properties fo:break-before="auto" style:column-width="6.7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1.868cm" fo:break-before="auto" style:use-optimal-row-height="fals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42cm" fo:break-before="auto" style:use-optimal-row-height="false"/>
    </style:style>
    <style:style style:name="ro7" style:family="table-row">
      <style:table-row-properties style:row-height="1.369cm" fo:break-before="auto" style:use-optimal-row-height="fals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2" table:default-cell-style-name="ce3"/>
        <table:table-row table:style-name="ro1" table:number-rows-repeated="2">
          <table:table-cell table:style-name="ce1" table:number-columns-repeated="3"/>
          <table:table-cell table:style-name="Default" table:number-columns-repeated="2"/>
        </table:table-row>
        <table:table-row table:style-name="ro1">
          <table:table-cell table:style-name="ce1"/>
          <table:table-cell table:style-name="ce5" office:value-type="string">
            <text:p>ID</text:p>
          </table:table-cell>
          <table:table-cell table:style-name="ce5" office:value-type="float" office:value="3">
            <text:p>3</text:p>
          </table:table-cell>
          <table:table-cell table:style-name="Default" table:number-columns-repeated="2"/>
        </table:table-row>
        <table:table-row table:style-name="ro1">
          <table:table-cell table:style-name="ce1"/>
          <table:table-cell table:style-name="ce1" office:value-type="string">
            <text:p>Tytuł </text:p>
          </table:table-cell>
          <table:table-cell table:style-name="ce1" office:value-type="string">
            <text:p>zakup <text:s/>wycieczki <text:s/>bez zadnego kuponu </text:p>
          </table:table-cell>
          <table:table-cell table:style-name="Default" table:number-columns-repeated="2"/>
        </table:table-row>
        <table:table-row table:style-name="ro2">
          <table:table-cell table:style-name="ce1"/>
          <table:table-cell table:style-name="ce1" office:value-type="string">
            <text:p>Warunki poczatkowe </text:p>
          </table:table-cell>
          <table:table-cell table:style-name="ce6" office:value-type="string">
            <text:p>Zalogowany w sklepie , aktualnie na stronie głównej</text:p>
          </table:table-cell>
          <table:table-cell table:style-name="Default" table:number-columns-repeated="2"/>
        </table:table-row>
        <table:table-row table:style-name="ro3">
          <table:table-cell table:style-name="ce1"/>
          <table:table-cell table:style-name="ce1" office:value-type="string">
            <text:p>kroki </text:p>
          </table:table-cell>
          <table:table-cell table:style-name="ce1" office:value-type="string">
            <text:p>rezultat </text:p>
          </table:table-cell>
          <table:table-cell table:style-name="Default" table:number-columns-repeated="2"/>
        </table:table-row>
        <table:table-row table:style-name="ro4">
          <table:table-cell table:style-name="ce2"/>
          <table:table-cell table:style-name="ce2" office:value-type="string">
            <text:p>Wybranie wycieszki i nacisniecie na naią Windsurfing w Lanzarote (Costa Teguise)</text:p>
          </table:table-cell>
          <table:table-cell table:style-name="ce6" office:value-type="string">
            <text:p>wyśfietlenie podstrony z Windsurfing w Lanzarote (Costa Teguise)</text:p>
          </table:table-cell>
          <table:table-cell table:number-columns-repeated="2"/>
        </table:table-row>
        <table:table-row table:style-name="ro5">
          <table:table-cell table:style-name="ce2"/>
          <table:table-cell table:style-name="ce2" office:value-type="string">
            <text:p>naciśńięcie przyciku "dodaj do koszyka"</text:p>
          </table:table-cell>
          <table:table-cell table:style-name="ce2" office:value-type="string">
            <text:p>wyśfietlenie komunikatu o „Windsurfing w Lanzarote (Costa Teguise)“ został dodany do koszyka. </text:p>
          </table:table-cell>
          <table:table-cell table:number-columns-repeated="2"/>
        </table:table-row>
        <table:table-row table:style-name="ro6">
          <table:table-cell table:style-name="ce2"/>
          <table:table-cell table:style-name="ce2" office:value-type="string">
            <text:p>naciśńięcie przyciku "Zobacz koszyk"</text:p>
          </table:table-cell>
          <table:table-cell table:style-name="ce2" office:value-type="string">
            <text:p>wyśfietlenie podstrony z Koszykiem </text:p>
          </table:table-cell>
          <table:table-cell table:number-columns-repeated="2"/>
        </table:table-row>
        <table:table-row table:style-name="ro7">
          <table:table-cell table:style-name="ce2"/>
          <table:table-cell table:style-name="ce2" office:value-type="string">
            <text:p>naciśńięcie przyciku <text:s/>"Przejdź do płatności"</text:p>
          </table:table-cell>
          <table:table-cell table:style-name="ce2" office:value-type="string">
            <text:p>wyśfietlenie podstrony <text:s/>''Zamówienie''</text:p>
          </table:table-cell>
          <table:table-cell table:number-columns-repeated="2"/>
        </table:table-row>
        <table:table-row table:style-name="ro8">
          <table:table-cell table:style-name="ce2"/>
          <table:table-cell table:style-name="ce2" office:value-type="string">
            <text:p>wypełnienie danych płatnosci (imie, nazwisko, kraj/region, ulica,kod pocztowy, miato, telefon, adres email, dane karty debetowej/dredytowej numer karty 4242424242424242 <text:s/>) oraz kliknięci kupuje i płace </text:p>
          </table:table-cell>
          <table:table-cell table:style-name="ce2" office:value-type="string">
            <text:p>wyśfietlenie podstrony z podsumowaniem ''Zamówienie otrzymane''</text:p>
          </table:table-cell>
          <table:table-cell table:number-columns-repeated="2"/>
        </table:table-row>
        <table:table-row table:style-name="ro1" table:number-rows-repeated="5">
          <table:table-cell table:number-columns-repeated="5"/>
        </table:table-row>
        <table:table-row table:style-name="ro9">
          <table:table-cell/>
          <table:table-cell table:style-name="ce4" office:value-type="string">
            <text:p>ID</text:p>
          </table:table-cell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Tytuł </text:p>
          </table:table-cell>
          <table:table-cell office:value-type="string">
            <text:p>zakup <text:s/>wycieczki <text:s/>z kuponu 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warunki pocztkowe </text:p>
          </table:table-cell>
          <table:table-cell office:value-type="string">
            <text:p>zalogowany będąc na pod stronie Koszyk z produktem Windsurfing w Lanzarote (Costa Teguise)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kroki </text:p>
          </table:table-cell>
          <table:table-cell office:value-type="string">
            <text:p>rezultat </text:p>
          </table:table-cell>
          <table:table-cell table:number-columns-repeated="2"/>
        </table:table-row>
        <table:table-row table:style-name="ro10">
          <table:table-cell/>
          <table:table-cell office:value-type="string">
            <text:p>wpisanie w pole "kod kuponu" kodu promocyjnego "10procent" <text:s/></text:p>
          </table:table-cell>
          <table:table-cell office:value-type="string">
            <text:p>komunikat o pomyślnym przyjeciu kuponu "Kupon został pomyślnie użyty"</text:p>
          </table:table-cell>
          <table:table-cell table:number-columns-repeated="2"/>
        </table:table-row>
        <table:table-row table:style-name="ro10">
          <table:table-cell/>
          <table:table-cell office:value-type="string">
            <text:p>wpisanie w pole "kod kuponu" kodu promocyjnego "kwotowy300" <text:s/></text:p>
          </table:table-cell>
          <table:table-cell office:value-type="string">
            <text:p>komunikat o pomyślnym przyjeciu kuponu "Kupon został pomyślnie użyty"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wpisanie w pole "kod kuponu" kodu promocyjnego "starośćnieradość " <text:s/></text:p>
          </table:table-cell>
          <table:table-cell office:value-type="string">
            <text:p>komunika o niepomyślnym przyjeciu kuponu</text:p>
            <text:p>"Ten kupon stracił ważność "</text:p>
          </table:table-cell>
          <table:table-cell table:number-columns-repeated="2"/>
        </table:table-row>
        <table:table-row table:style-name="ro11">
          <table:table-cell/>
          <table:table-cell office:value-type="string">
            <text:p>wpisanie w pole "kod kuponu" kodu promocyjnego "kwotowy250pojedynczy" <text:s/></text:p>
          </table:table-cell>
          <table:table-cell office:value-type="string">
            <text:p>komunikat o pomyślnym przyjeciu kuponu "Kupon został pomyślnie użyty" oraz usuniecie poprzednich przyjetych kuponów rabatowych 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9">
          <table:table-cell table:style-name="ce4"/>
          <table:table-cell table:style-name="ce4" office:value-type="string">
            <text:p>ID</text:p>
          </table:table-cell>
          <table:table-cell table:style-name="ce4" office:value-type="float" office:value="5">
            <text:p>5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Tytuł </text:p>
          </table:table-cell>
          <table:table-cell office:value-type="string">
            <text:p>płatnosc za wycieczke 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warunki pocztkowe </text:p>
          </table:table-cell>
          <table:table-cell office:value-type="string">
            <text:p>zalogowany będąc na pod stronie "zamówienie" produktem Windsurfing w Lanzarote (Costa Teguise)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kroki </text:p>
          </table:table-cell>
          <table:table-cell office:value-type="string">
            <text:p>rezultaty </text:p>
          </table:table-cell>
          <table:table-cell table:number-columns-repeated="2"/>
        </table:table-row>
        <table:table-row table:style-name="ro8">
          <table:table-cell/>
          <table:table-cell office:value-type="string">
            <text:p>wypełnienie danych płatnosci (imie, nazwisko, kraj/region, ulica,kod pocztowy, miato, telefon, adres email, dane karty debetowej/dredytowej która powoduje generic decline 4000000000000002 ) oraz kliknięci kupuje i płace </text:p>
          </table:table-cell>
          <table:table-cell office:value-type="string">
            <text:p>komunikat o niepowodzeni podczas pzretwazania danych "Przepraszamy, nie jesteśmy w stanie zrealizować płatności w tym momencie. Proszę spróbować później."</text:p>
          </table:table-cell>
          <table:table-cell table:number-columns-repeated="2"/>
        </table:table-row>
        <table:table-row table:style-name="ro8">
          <table:table-cell/>
          <table:table-cell office:value-type="string">
            <text:p>wypełnienie danych płatnosci (imie, nazwisko, kraj/region, ulica,kod pocztowy, miato, telefon, adres email, dane karty debetowej/dredytowej która powoduje insufficient funds 4000000000009995 ) oraz kliknięci kupuje i płace </text:p>
          </table:table-cell>
          <table:table-cell office:value-type="string">
            <text:p>komunikat o niepowodzeni podczas pzretwazania danych "Przepraszamy, nie jesteśmy w stanie zrealizować płatności w tym momencie. Proszę spróbować później."</text:p>
          </table:table-cell>
          <table:table-cell table:number-columns-repeated="2"/>
        </table:table-row>
        <table:table-row table:style-name="ro8">
          <table:table-cell/>
          <table:table-cell office:value-type="string">
            <text:p>wypełnienie danych płatnosci (imie, nazwisko, kraj/region, ulica,kod pocztowy, miato, telefon, adres email, dane karty debetowej/dredytowej która powoduje lost card 4000000000009987 <text:s/>) oraz kliknięci kupuje i płace </text:p>
          </table:table-cell>
          <table:table-cell office:value-type="string">
            <text:p>komunikat o niepowodzeni podczas pzretwazania danych "Przepraszamy, nie jesteśmy w stanie zrealizować płatności w tym momencie. Proszę spróbować później."</text:p>
          </table:table-cell>
          <table:table-cell table:number-columns-repeated="2"/>
        </table:table-row>
        <table:table-row table:style-name="ro8">
          <table:table-cell/>
          <table:table-cell office:value-type="string">
            <text:p>wypełnienie danych płatnosci (imie, nazwisko, kraj/region, ulica,kod pocztowy, miato, telefon, adres email, dane karty debetowej/dredytowej która powoduje stolen card 4000000000009979 ) oraz kliknięci kupuje i płace </text:p>
          </table:table-cell>
          <table:table-cell office:value-type="string">
            <text:p>komunikat o niepowodzeni podczas pzretwazania danych "Przepraszamy, nie jesteśmy w stanie zrealizować płatności w tym momencie. Proszę spróbować później."</text:p>
          </table:table-cell>
          <table:table-cell table:number-columns-repeated="2"/>
        </table:table-row>
        <table:table-row table:style-name="ro8">
          <table:table-cell/>
          <table:table-cell office:value-type="string">
            <text:p>wypełnienie danych płatnosci (imie, nazwisko, kraj/region, ulica,kod pocztowy, miato, telefon, adres email, dane karty debetowej/dredytowej z błendnym <text:s/>w numerem karty <text:s/>karty <text:s/>4242 4242 4242 4241 ) oraz kliknięci kupuje i płace </text:p>
          </table:table-cell>
          <table:table-cell office:value-type="string">
            <text:p>komunikat o nieprawidłowym numeze karty "Numer karty nie jest prawidłowym numerem karty kredytowej"</text:p>
          </table:table-cell>
          <table:table-cell table:number-columns-repeated="2"/>
        </table:table-row>
        <table:table-row table:style-name="ro8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31">31.03.2023</text:date>, <text:time>11:2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8M9S</meta:editing-duration>
    <meta:editing-cycles>3</meta:editing-cycles>
    <meta:generator>OpenOffice/4.1.2$Win32 OpenOffice.org_project/412m3$Build-9782</meta:generator>
    <dc:date>2023-03-31T11:29:41.65</dc:date>
    <dc:creator>PanThanos </dc:creator>
    <meta:document-statistic meta:table-count="3" meta:cell-count="52" meta:object-count="0"/>
    <meta:user-defined meta:name="Info 1"/>
    <meta:user-defined meta:name="Info 2"/>
    <meta:user-defined meta:name="Info 3"/>
    <meta:user-defined meta:name="Info 4"/>
  </office:meta>
</office:document-meta>
</file>